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FreeSans" style:font-pitch="variable" svg:font-family="FreeSans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text:list-style style:name="podBulletedList">
      <text:list-level-style-bullet text:level="1" text:style-name="podBulletStyle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text:bullet-char="•">
        <style:list-level-properties text:space-before="1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</text:list-style>
    <style:style style:name="co1" style:family="table-column">
      <style:table-column-properties style:column-width="2.258cm" fo:break-before="auto"/>
    </style:style>
    <style:style style:name="ro1" style:family="table-row">
      <style:table-row-properties style:use-optimal-row-height="true" style:row-height="0.452cm" fo:break-before="auto"/>
    </style:style>
    <style:style style:name="ta1" style:master-page-name="Default" style:family="table">
      <style:table-properties table:display="true" style:writing-mode="lr-tb"/>
    </style:style>
    <style:style style:name="ce1" style:parent-style-name="Default" style:family="table-cell">
      <style:table-cell-properties style:repeat-content="false" style:text-align-source="fix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fo:padding-left="0.1cm" draw:marker-start-width="0.2cm" draw:shadow-offset-y="0.1cm" draw:shadow-offset-x="0.1cm" draw:marker-start="Fin_20_de_20_línea_20_1" fo:padding-bottom="0.1cm" draw:shadow="hidden" draw:auto-grow-height="true" fo:padding-right="0.1cm" draw:marker-start-center="false" fo:padding-top="0.1cm" draw:fill="solid" draw:caption-escape-direction="auto" draw:auto-grow-width="false" draw:fill-color="#ffffc0"/>
    </style:style>
    <style:style style:name="gr2" style:family="graphic">
      <style:graphic-properties fo:padding-left="0.1cm" draw:marker-start-width="0.2cm" draw:shadow-offset-y="0.1cm" draw:shadow-offset-x="0.1cm" draw:marker-start="Fin_20_de_20_línea_20_1" fo:padding-bottom="0.1cm" draw:shadow="hidden" draw:auto-grow-height="true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FreeSans" style:text-underline-style="none" style:text-emphasize="none" style:font-name="Liberation Sans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number-columns-repeated="6" table:default-cell-style-name="Default" table:style-name="co1"/>
        <table:table-row table:number-rows-repeated="7"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 table:style-name="ce1">
            <text:p>nombre</text:p>
          </table:table-cell>
          <table:table-cell office:value-type="string" calcext:value-type="string" table:style-name="ce1">
            <text:p>apellido</text:p>
          </table:table-cell>
          <table:table-cell office:value-type="string" calcext:value-type="string" table:style-name="ce1">
            <text:p>cedula</text:p>
          </table:table-cell>
        </table:table-row>
        <table:table-row table:style-name="ro1">
          <table:table-cell table:number-columns-repeated="3"/>
          <table:table-cell calcext:value-type="string" office:value-type="string">
            <text:p>Delannay</text:p>
          </table:table-cell>
          <table:table-cell calcext:value-type="string" office:value-type="string">
            <text:p>Gaetan</text:p>
          </table:table-cell>
          <table:table-cell calcext:value-type="string" office:value="112" office:value-type="float">
            <text:p>112</text:p>
          </table:table-cell>
        </table:table-row>
        <table:table-row table:style-name="ro1">
          <table:table-cell table:number-columns-repeated="3"/>
          <table:table-cell calcext:value-type="string" office:value-type="string">
            <text:p>Gauthier</text:p>
          </table:table-cell>
          <table:table-cell calcext:value-type="string" office:value-type="string">
            <text:p>Bastien</text:p>
          </table:table-cell>
          <table:table-cell calcext:value-type="string" office:value="5" office:value-type="float">
            <text:p>5</text:p>
          </table:table-cell>
        </table:table-row>
        <table:table-row table:style-name="ro1">
          <table:table-cell table:number-columns-repeated="3"/>
          <table:table-cell calcext:value-type="string" office:value-type="string">
            <text:p>Jean-Michel</text:p>
          </table:table-cell>
          <table:table-cell calcext:value-type="string" office:value-type="string">
            <text:p>Abe</text:p>
          </table:table-cell>
          <table:table-cell calcext:value-type="string" office:value="79" office:value-type="float">
            <text:p>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Fallback" style:font-pitch="variable" svg:font-family="'Droid Sans Fallback'" style:font-family-generic="system"/>
    <style:font-face style:name="FreeSans" style:font-pitch="variable" svg:font-family="FreeSans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 style:parent-style-name="Standard">
      <style:paragraph-properties fo:margin-left="0cm" fo:margin-right="0cm" fo:margin-top="0.101cm" fo:margin-bottom="0.169cm" fo:text-indent="0cm" style:auto-text-indent="false" style:page-number="auto"/>
    </style:style>
    <style:style style:name="Appy_Table_Content" style:display-name="Appy cell content" style:family="paragraph" style:parent-style-name="AppyStandard" style:class="extra">
      <style:paragraph-properties fo:margin-top="0cm" fo:margin-bottom="0cm" text:number-lines="false" text:line-number="0"/>
    </style:style>
    <style:style style:name="Appy_Table_Heading" style:display-name="Appy heading content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3P0" style:condition="value()&gt;=0"/>
    </number:currency-style>
    <style:style style:name="Default" style:family="table-cell">
      <style:text-properties style:font-family-generic-asian="system" style:font-family-generic-complex="system" style:font-family-asian="'Droid Sans Fallback'" style:font-name-asian="Droid Sans Fallback" style:font-family-complex="FreeSans" style:font-pitch-asian="variable" style:font-pitch-complex="variable" style:font-name-complex="FreeSans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3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draw:marker draw:name="Fin_20_de_20_línea_20_1" svg:viewBox="0 0 20 30" svg:d="M10 0l-10 30h20z" draw:display-name="Fin de línea 1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suaje </meta:initial-creator>
    <meta:creation-date>2015-05-05T16:00:40.734435225</meta:creation-date>
    <meta:generator>LibreOffice/4.2.8.2$Linux_x86 LibreOffice_project/420m0$Build-2</meta:generator>
    <dc:date>2015-05-05T16:36:50.745969213</dc:date>
    <dc:creator>wasuaje </dc:creator>
    <meta:editing-duration>PT27M42S</meta:editing-duration>
    <meta:editing-cycles>2</meta:editing-cycles>
    <meta:document-statistic meta:table-count="1" meta:cell-count="6" meta:object-count="0"/>
  </office:meta>
</office:document-meta>
</file>